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236in" fo:margin-left="-0.0785in" fo:margin-top="0in" fo:margin-bottom="0in" table:align="left" style:writing-mode="lr-tb"/>
    </style:style>
    <style:style style:name="Table1.A" style:family="table-column">
      <style:table-column-properties style:column-width="4.5604in"/>
    </style:style>
    <style:style style:name="Table1.B" style:family="table-column">
      <style:table-column-properties style:column-width="1.86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officeooo:paragraph-rsid="0019cd0a"/>
    </style:style>
    <style:style style:name="P2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Open Sans" officeooo:rsid="002a84b4" officeooo:paragraph-rsid="002a84b4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Droid Sans Mono" officeooo:rsid="002a84b4" officeooo:paragraph-rsid="002a84b4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Droid Sans Mono" officeooo:rsid="002b4f3e" officeooo:paragraph-rsid="002b4f3e"/>
    </style:style>
    <style:style style:name="P7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P8" style:family="paragraph" style:parent-style-name="Text_20_body">
      <style:paragraph-properties fo:text-align="start" style:justify-single-word="false"/>
      <style:text-properties style:font-name="Open Sans" fo:font-style="normal" fo:font-weight="normal" officeooo:rsid="002a84b4" officeooo:paragraph-rsid="001d934b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Open Sans" officeooo:paragraph-rsid="001fdbd4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Open Sans" officeooo:paragraph-rsid="002b4f3e"/>
    </style:style>
    <style:style style:name="P11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2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a84b4" officeooo:paragraph-rsid="002a84b4" style:font-weight-asian="bold" style:font-weight-complex="bold"/>
    </style:style>
    <style:style style:name="T1" style:family="text">
      <style:text-properties fo:font-weight="bold" officeooo:rsid="001fdbd4" style:font-weight-asian="bold" style:font-weight-complex="bold"/>
    </style:style>
    <style:style style:name="T2" style:family="text">
      <style:text-properties fo:font-weight="bold" officeooo:rsid="002a84b4" style:font-weight-asian="bold" style:font-weight-complex="bold"/>
    </style:style>
    <style:style style:name="T3" style:family="text">
      <style:text-properties fo:font-weight="bold" officeooo:rsid="002b4f3e" style:font-weight-asian="bold" style:font-weight-complex="bold"/>
    </style:style>
    <style:style style:name="T4" style:family="text">
      <style:text-properties style:font-name="Open Sans"/>
    </style:style>
    <style:style style:name="T5" style:family="text">
      <style:text-properties style:font-name="Open Sans" officeooo:rsid="002a84b4"/>
    </style:style>
    <style:style style:name="T6" style:family="text">
      <style:text-properties officeooo:rsid="002a84b4"/>
    </style:style>
    <style:style style:name="T7" style:family="text">
      <style:text-properties fo:font-style="normal" officeooo:rsid="002a84b4" style:font-style-asian="normal" style:font-style-complex="normal"/>
    </style:style>
    <style:style style:name="T8" style:family="text">
      <style:text-properties fo:font-style="normal" officeooo:rsid="002d026f" style:font-style-asian="normal" style:font-style-complex="normal"/>
    </style:style>
    <style:style style:name="T9" style:family="text">
      <style:text-properties fo:font-style="normal" fo:font-weight="bold" officeooo:rsid="002a84b4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2d026f" style:font-style-asian="normal" style:font-weight-asian="bold" style:font-style-complex="normal" style:font-weight-complex="bold"/>
    </style:style>
    <style:style style:name="T11" style:family="text">
      <style:text-properties officeooo:rsid="002b4f3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elebrity Problem</text:p>
      <text:p text:style-name="P2">Time limit: 1 sec</text:p>
      <text:p text:style-name="P2"><text:tab/><text:span text:style-name="T6">ปัญหาข้อนี้คือปัญหา "ดาวเด่น" ที่เรียนในห้องเรียน</text:span></text:p>
      <text:p text:style-name="P2"><text:tab/><text:span text:style-name="T7">มีงานปาร์ตีงานหนึ่ง ซึ่งมีคนเข้าร่วม </text:span><text:span text:style-name="T9">N</text:span><text:span text:style-name="T7"> คน ให้แต่ละคนมีหมายเลขกำกับตั้งแต่ 1 ถึง </text:span><text:span text:style-name="T9">N</text:span><text:span text:style-name="T7"> เราอยากรู้ว่าในงานปาร์ตี้นี้มีดาวเด่นหรือไม่ โดยเรากำหนดให้ดาวเด่นคือคนที่ทุก ๆ คนรู้จักเขา แต่เขาไม่รู้จักใครเลย (รวมถึงไม่รู้จักตัวเองด้วย.......) กล่าวคือ ถ้าเราให้ตาราง </text:span><text:span text:style-name="T9">K</text:span><text:span text:style-name="T7"> เก็บค่า "การรู้จัก" โดยที่ </text:span><text:span text:style-name="T9">K</text:span><text:span text:style-name="T7">[a][b] จะมีค่าเป็น 1 ถ้า a รู้จัก b เท่านั้น และมีค่าเป็น 0 ถ้า a ไม่รู้จัก b (การรู้จักกันเป็นความสัมพันธ์แบบมีทิศทาง กล่าวคือถ้า a รู้จัก b แล้ว มันไม่จำเป็นว่า b จะต้องรู้จัก a ด้วย) c จะเป็นดาวเด่นก็ต่อเมื่อ </text:span><text:span text:style-name="T10">K</text:span><text:span text:style-name="T7">[c][j] มีค่าเป็น 0 สำหรับทุก ๆ ค่า j และ </text:span><text:span text:style-name="T10">K</text:span><text:span text:style-name="T7">[i][c] จะมีค่าเป็น 1 สำหรับทุก ๆ ค่า </text:span><text:span text:style-name="T8">i</text:span><text:span text:style-name="T7"> ที่ไม่เท่ากับ c</text:span></text:p>
      <text:p text:style-name="P8"><text:tab/>ให้สังเกตว่า งานปาร์ตี้อาจจะไม่มีดาวเด่นก็เป็นได้ หน้าที่ของคุณคือตรวจสอบว่ามีดาวเด่นหรือไม่</text:p>
      <text:h text:style-name="P11" text:outline-level="1">Input</text:h>
      <text:list xml:id="list6704360570391603148" text:style-name="L1">
        <text:list-item>
          <text:p text:style-name="P9"><text:span text:style-name="T6">บรรทัดแรกระบุค่า </text:span><text:span text:style-name="T1">N</text:span><draw:frame draw:style-name="fr1" draw:name="Object1" text:anchor-type="as-char" svg:y="-0.1598in" svg:width="0.8362in" svg:height="0.2055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6">ซึ่งระบุจำนวนคนในงานปาร์ตี้</text:span></text:p>
        </text:list-item>
        <text:list-item>
          <text:p text:style-name="P10"><text:span text:style-name="T6">หลังจากนั้นอีก </text:span><text:span text:style-name="T3">N</text:span><text:span text:style-name="T6"> บรรทัด จะระบุค่าการรู้จักกันในรูปแบบตาราง </text:span><text:span text:style-name="T2">K</text:span><text:span text:style-name="T6"> กล่าวคือ</text:span></text:p>
          <text:list>
            <text:list-item>
              <text:p text:style-name="P10"><text:span text:style-name="T6">บรรทัดที่ i จะระบุการรู้จักกันของคนหมายเลข i โดยที่ในบรรทัดที่ i นั้นจะมีจำนวนเต็ม </text:span><text:span text:style-name="T2">N</text:span><text:span text:style-name="T6"> ตัว โดยที่ตัวเลขตัวที่ j นั้นจะระบุค่า </text:span><text:span text:style-name="T2">K</text:span><text:span text:style-name="T6">[i][j] รับประกันว่าค่า K[i][j] นั้น มีค่าเป็น 0 หรือ 1 เท่านั้น</text:span></text:p>
            </text:list-item>
          </text:list>
        </text:list-item>
      </text:list>
      <text:h text:style-name="P11" text:outline-level="1">Output</text:h>
      <text:p text:style-name="P1"><text:span text:style-name="T4"><text:tab/></text:span><text:span text:style-name="T5">มีบรรทัดเดียวซึ่งระบุหมายเลขของดาวเด่น ถ้าไม่มีดาวเด่นให้พิมพ์ตัวเลข 0</text:span></text:p>
      <text:h text:style-name="P11" text:outline-level="1">Example 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Output</text:p>
          </table:table-cell>
        </table:table-row>
        <table:table-row table:style-name="Table1.1">
          <table:table-cell table:style-name="Table1.A1" office:value-type="string">
            <text:p text:style-name="P5">3</text:p>
            <text:p text:style-name="P6">0 0 0</text:p>
            <text:p text:style-name="P6">1 0 1</text:p>
            <text:p text:style-name="P6">1 1 0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3" office:value-type="string">
            <text:p text:style-name="P5">4</text:p>
            <text:p text:style-name="P6">0 1 0 0</text:p>
            <text:p text:style-name="P6">0 0 0 0</text:p>
            <text:p text:style-name="P6">0 0 0 0</text:p>
            <text:p text:style-name="P6">0 0 0 0</text:p>
          </table:table-cell>
          <table:table-cell table:style-name="Table1.A3" office:value-type="string">
            <text:p text:style-name="P5">0</text:p>
          </table:table-cell>
        </table:table-row>
      </table:table>
      <text:h text:style-name="P7" text:outline-level="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17T18:37:06.425819485</dc:date>
    <meta:editing-duration>PT1H8M58S</meta:editing-duration>
    <meta:editing-cycles>20</meta:editing-cycles>
    <meta:document-statistic meta:table-count="1" meta:image-count="0" meta:object-count="1" meta:page-count="1" meta:paragraph-count="25" meta:word-count="776" meta:character-count="976" meta:non-whitespace-character-count="861"/>
  </office:meta>
</office:document-meta>
</file>

<file path=Object 2/content.xml><?xml version="1.0" encoding="utf-8"?>
<math xmlns="http://www.w3.org/1998/Math/MathML" display="block">
  <semantics>
    <mrow>
      <mo fence="true" stretchy="true">(</mo>
      <mrow>
        <mrow>
          <mn>1</mn>
          <mo stretchy="false">≤</mo>
          <mi>N</mi>
          <mo stretchy="false">≤</mo>
          <mn>1,000</mn>
        </mrow>
      </mrow>
      <mo fence="true" stretchy="true">)</mo>
    </mrow>
    <annotation encoding="StarMath 5.0">left (1 &lt;= N &lt;= 1,000 right )</annotation>
  </semantics>
</math>
</file>